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9535in" fo:break-before="auto" style:use-optimal-row-height="true"/>
    </style:style>
    <style:style style:name="ro10" style:family="table-row">
      <style:table-row-properties style:row-height="0.178in" fo:break-before="auto" style:use-optimal-row-height="false"/>
    </style:style>
    <style:style style:name="ro11" style:family="table-row">
      <style:table-row-properties style:row-height="0.9563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8" style:family="table-cell" style:parent-style-name="Default">
      <style:table-cell-properties fo:background-color="#ffff00" style:text-align-source="fix" style:repeat-content="false" fo:wrap-option="wrap" style:vertical-align="middle"/>
      <style:paragraph-properties fo:text-align="center" fo:margin-left="0in"/>
      <style:text-properties style:font-name="Liberation Sans"/>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33"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38"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language="en" fo:country="US" style:font-weight-complex="bold" style:language-asian="zh" style:country-asian="CN" style:text-line-through-mode="continuous" fo:text-shadow="none" style:text-outline="false" fo:font-style="normal" style:text-line-through-type="none" style:text-underline-style="none" style:text-underline-color="font-color" fo:font-size="10pt" style:text-overline-style="none" style:text-overline-color="font-color" fo:font-weight="bold" style:font-weight-asian="bold" style:font-name-asian="DejaVu Sans" style:font-relief="none" style:text-emphasize="none" style:font-style-complex="normal" style:font-style-asian="normal" style:language-complex="hi" style:country-complex="IN" style:font-size-complex="10pt" style:font-size-asian="10pt" style:font-name-complex="DejaVu Sans"/>
    </style:style>
    <style:style style:name="T5" style:family="text">
      <style:text-properties fo:language="en" fo:country="US" style:language-asian="zh" style:country-asian="CN" style:text-line-through-mode="continuous" fo:text-shadow="none" style:text-outline="false" fo:font-style="normal" style:text-line-through-type="none" style:text-underline-style="none" style:text-underline-color="font-color" fo:font-size="10pt" style:text-overline-style="none" style:text-overline-color="font-color" style:font-name-asian="DejaVu Sans" style:font-relief="none" style:text-emphasize="none" style:font-style-complex="normal" style:font-style-asian="normal" style:language-complex="hi" style:country-complex="IN" style:font-size-complex="10pt" style:font-size-asian="10pt" style:font-name-complex="DejaVu Sans" style:font-weight-complex="normal" fo:font-weight="normal" style:font-weight-asian="normal"/>
    </style:style>
    <style:style style:name="T6" style:family="text">
      <style:text-properties fo:language="en" fo:country="US" style:language-asian="zh" style:country-asian="CN" style:text-line-through-mode="continuous" fo:text-shadow="none" style:text-outline="false" fo:font-style="normal" style:text-line-through-type="none" style:text-underline-style="none" style:text-underline-color="font-color" fo:font-size="10pt" style:text-overline-style="none" style:text-overline-color="font-color" style:font-name-asian="DejaVu Sans" style:font-relief="none" style:text-emphasize="none" style:font-style-complex="normal" style:font-style-asian="normal" style:language-complex="hi" style:country-complex="IN" style:font-size-complex="10pt" style:font-size-asian="10pt" style:font-name-complex="DejaVu Sans" fo:font-weight="bold" style:font-weight-asian="bold" style:font-weight-complex="bold"/>
    </style:style>
    <style:style style:name="T7" style:family="text">
      <style:text-properties fo:language="en" fo:country="US" style:language-asian="zh" style:country-asian="CN" style:text-line-through-mode="continuous" fo:text-shadow="none" style:text-outline="false" fo:font-style="normal" style:text-line-through-type="none" style:text-underline-style="none" style:text-underline-color="font-color" fo:font-size="10pt" style:text-overline-style="none" style:text-overline-color="font-color" style:font-name-asian="DejaVu Sans" style:font-relief="none" style:text-emphasize="none" style:font-style-complex="normal" style:font-style-asian="normal" style:language-complex="hi" style:country-complex="IN" style:font-size-complex="10pt" style:font-size-asian="10pt" style:font-name-complex="DejaVu San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8"/>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8"/>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style-name="ce21" office:value-type="string" calcext:value-type="string">
            <text:p>Spot Blocks are limited to a … hours span</text:p>
          </table:table-cell>
          <table:table-cell table:style-name="ce21"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 office:value-type="string" calcext:value-type="string">
            <text:p>Dedicated Instance x Dedicated Hosts</text:p>
          </table:table-cell>
          <table:table-cell table:style-name="ce8"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8"/>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8"/>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80" office:value-type="string" calcext:value-type="string">
            <text:p>Throughput mode: Bursting or provisioned</text:p>
          </table:table-cell>
          <table:table-cell table:style-name="ce80"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8"/>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13" office:value-type="string" calcext:value-type="string">
            <text:p>NLB has one static IP per AZ</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P’s for ALB, NLB and GLB need to be private</text:p>
          </table:table-cell>
          <table:table-cell table:style-name="ce13"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3" office:value-type="string" calcext:value-type="string">
            <text:p>Custom cookies</text:p>
          </table:table-cell>
          <table:table-cell table:style-name="ce13"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3" office:value-type="string" calcext:value-type="string">
            <text:p>Application cookies</text:p>
          </table:table-cell>
          <table:table-cell table:style-name="ce13"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3" office:value-type="string" calcext:value-type="string">
            <text:p>Duration-based cookies</text:p>
          </table:table-cell>
          <table:table-cell table:style-name="ce13"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9" office:value-type="string" calcext:value-type="string">
            <text:p>Content-based routing is available for ALB, and consists in routing different provided endpoints to a specific target-group. Example: /app goes to TG1, /mobile goes to TG2</text:p>
          </table:table-cell>
          <table:table-cell table:style-name="ce2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8"/>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5" office:value-type="string" calcext:value-type="string">
            <text:p>Não é possível alterar o launch configuration/template de um auto-scaling. Deve-se criar um novo caso haja a necessidade de atualizá-lo.</text:p>
          </table:table-cell>
          <table:table-cell table:style-name="ce5" office:value-type="string" calcext:value-type="string">
            <text:p>Yes!</text:p>
          </table:table-cell>
          <table:table-cell table:number-columns-repeated="1022"/>
        </table:table-row>
        <table:table-row table:style-name="ro1">
          <table:table-cell table:style-name="ce21" office:value-type="string" calcext:value-type="string">
            <text:p>Health check grace period</text:p>
          </table:table-cell>
          <table:table-cell table:style-name="ce21" office:value-type="string" calcext:value-type="string">
            <text:p>Is the time that the LB will wait to start performing health checks</text:p>
          </table:table-cell>
          <table:table-cell table:number-columns-repeated="1022"/>
        </table:table-row>
        <table:table-row table:style-name="ro1">
          <table:table-cell table:style-name="ce29" office:value-type="string" calcext:value-type="string">
            <text:p>Instance “Impaired” status</text:p>
          </table:table-cell>
          <table:table-cell table:style-name="ce29"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13" office:value-type="string" calcext:value-type="string">
            <text:p>When scale-in is triggered, the instance with the oldest launch configuration/template will be terminated</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8"/>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1" office:value-type="string" calcext:value-type="string">
            <text:p>SSL can be used to encrypt RDS data in transit</text:p>
          </table:table-cell>
          <table:table-cell table:style-name="ce21"/>
          <table:table-cell table:number-columns-repeated="1022"/>
        </table:table-row>
        <table:table-row table:style-name="ro1">
          <table:table-cell table:style-name="ce5" office:value-type="string" calcext:value-type="string">
            <text:p>If the DB is encrypted, EVERYTHING generated by it is also encrypted, including snapshots, automatic backups, read-replicas, etc..</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8"/>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1"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8"/>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1" office:value-type="string" calcext:value-type="string">
            <text:p>ElastiCache supports SQL query caching</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8"/>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3">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1" office:value-type="string" calcext:value-type="string">
            <text:p>Latency routing policy can be used when we have resources across multiple regions and need to route traffic to the region with the lowest latency</text:p>
          </table:table-cell>
          <table:table-cell table:style-name="ce5"/>
          <table:table-cell table:number-columns-repeated="1022"/>
        </table:table-row>
        <table:table-row table:style-name="ro1">
          <table:table-cell table:style-name="ce30" office:value-type="string" calcext:value-type="string">
            <text:p>DNS hostnames and DNS resolution are required settings for private hosted zones.</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8"/>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5" office:value-type="string" calcext:value-type="string">
            <text:p>Lifecycle rules can be created for object prefixes or tags</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35" office:value-type="string" calcext:value-type="string">
            <text:p>Once you version-enable a bucket, it can never return to an unversioned state. Versioning can only be suspended once it has been enabled.</text:p>
          </table:table-cell>
          <table:table-cell table:style-name="ce21"/>
          <table:table-cell table:style-name="ce105" table:number-columns-repeated="1022"/>
        </table:table-row>
        <table:table-row table:style-name="ro1">
          <table:table-cell table:style-name="ce35"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1"/>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8"/>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5" office:value-type="string" calcext:value-type="string">
            <text:p>Watch class no. 227 for important CloudFront use-cases!</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80" office:value-type="string" calcext:value-type="string">
            <text:p>We cannot use a static website hosted on S3 bucket as an origin for CloudFront</text:p>
          </table:table-cell>
          <table:table-cell table:style-name="ce80" office:value-type="string" calcext:value-type="string">
            <text:p>Yes, we can’t. CloudFront supports buckets as origins, but not bucket objects.</text:p>
          </table:table-cell>
          <table:table-cell table:number-columns-repeated="1022"/>
        </table:table-row>
        <table:table-row table:style-name="ro1">
          <table:table-cell table:style-name="ce29"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8"/>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Does health-checks on the endpoint group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style-name="ce5" office:value-type="string" calcext:value-type="string">
            <text:p>Can be used to make blue-green deployments (divide traffic between old version and new version of an app)</text:p>
          </table:table-cell>
          <table:table-cell table:style-name="ce5"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13" office:value-type="string" calcext:value-type="string">
            <text:p>Uses endpoint groups to configure the targets</text:p>
          </table:table-cell>
          <table:table-cell table:style-name="ce13"/>
          <table:table-cell table:number-columns-repeated="1022"/>
        </table:table-row>
        <table:table-row table:style-name="ro1">
          <table:table-cell table:style-name="ce13" office:value-type="string" calcext:value-type="string">
            <text:p>G.A can provide automatic failover for resources – like ALB – deployed in many different regions</text:p>
          </table:table-cell>
          <table:table-cell table:style-name="ce13"/>
          <table:table-cell table:number-columns-repeated="1022"/>
        </table:table-row>
        <table:table-row table:style-name="ro1">
          <table:table-cell table:style-name="ce13"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8"/>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8"/>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3" office:value-type="string" calcext:value-type="string">
            <text:p>Fsx for Windows File Server</text:p>
          </table:table-cell>
          <table:table-cell table:style-name="ce13"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8"/>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8"/>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8"/>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35" office:value-type="string" calcext:value-type="string">
            <text:p>DataSync can transfer to Amazon S3, Amazon EFS, Amazon FSx for Windows File Server</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8"/>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8"/>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8"/>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4">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1" office:value-type="string" calcext:value-type="string">
            <text:p>Kinesis Agent cannot write to a KDF that already have a KDS as a source</text:p>
          </table:table-cell>
          <table:table-cell table:style-name="ce21"/>
          <table:table-cell table:number-columns-repeated="1022"/>
        </table:table-row>
        <table:table-row table:style-name="ro1">
          <table:table-cell table:style-name="ce21" office:value-type="string" calcext:value-type="string">
            <text:p>KDF: Fully managed, users don’t need to worry about scaling it</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8"/>
          <table:table-cell table:number-columns-repeated="1022"/>
        </table:table-row>
        <table:table-row table:style-name="ro1">
          <table:table-cell table:style-name="ce80" office:value-type="string" calcext:value-type="string">
            <text:p>Transfer existing broker services from RabbitMQ and ActiveMQ on-prem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8"/>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35"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3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8"/>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8"/>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8"/>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1"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1"/>
          <table:table-cell table:number-columns-repeated="1022"/>
        </table:table-row>
        <table:table-row table:style-name="ro1">
          <table:table-cell table:style-name="ce21" office:value-type="string" calcext:value-type="string">
            <text:p>Lambda is limited to 1000 concurrent executions per account per region. If we need more than it, we can contact AWS support to upgrade this quota</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8"/>
          <table:table-cell table:number-columns-repeated="1022"/>
        </table:table-row>
        <table:table-row table:style-name="ro1">
          <table:table-cell table:style-name="ce33" office:value-type="string" calcext:value-type="string">
            <text:p>Single-digit millisecond performance</text:p>
          </table:table-cell>
          <table:table-cell table:style-name="ce33" office:value-type="string" calcext:value-type="string">
            <text:p>Remember this!</text:p>
          </table:table-cell>
          <table:table-cell table:number-columns-repeated="1022"/>
        </table:table-row>
        <table:table-row table:style-name="ro1">
          <table:table-cell table:style-name="ce33" office:value-type="string" calcext:value-type="string">
            <text:p>Rapidly evolve the schema</text:p>
          </table:table-cell>
          <table:table-cell table:style-name="ce33"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33" office:value-type="string" calcext:value-type="string">
            <text:p>DynamoDB TTL</text:p>
          </table:table-cell>
          <table:table-cell table:style-name="ce33"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33" office:value-type="string" calcext:value-type="string">
            <text:p>Point-in-time recovery</text:p>
          </table:table-cell>
          <table:table-cell table:style-name="ce33" office:value-type="string" calcext:value-type="string">
            <text:p>Optionally enabled for the last 35 days. The recovery process creates a new table.</text:p>
          </table:table-cell>
          <table:table-cell table:number-columns-repeated="1022"/>
        </table:table-row>
        <table:table-row table:style-name="ro1">
          <table:table-cell table:style-name="ce33" office:value-type="string" calcext:value-type="string">
            <text:p>On-demand backups </text:p>
          </table:table-cell>
          <table:table-cell table:style-name="ce33"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5" office:value-type="string" calcext:value-type="string">
            <text:p>Can export tables to S3</text:p>
          </table:table-cell>
          <table:table-cell table:style-name="ce5"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5" office:value-type="string" calcext:value-type="string">
            <text:p>Can import tables from S3</text:p>
          </table:table-cell>
          <table:table-cell table:style-name="ce5"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8"/>
          <table:table-cell table:number-columns-repeated="1022"/>
        </table:table-row>
        <table:table-row table:style-name="ro1">
          <table:table-cell table:style-name="ce33" office:value-type="string" calcext:value-type="string">
            <text:p>Used to…</text:p>
          </table:table-cell>
          <table:table-cell table:style-name="ce33"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33" office:value-type="string" calcext:value-type="string" table:number-columns-spanned="1" table:number-rows-spanned="3">
            <text:p>API Gateway endpoint types</text:p>
          </table:table-cell>
          <table:table-cell table:style-name="ce33"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33"/>
          <table:table-cell table:style-name="ce33" office:value-type="string" calcext:value-type="string">
            <text:p>Regional. Accessible only from the region it was created on</text:p>
          </table:table-cell>
          <table:table-cell table:number-columns-repeated="1022"/>
        </table:table-row>
        <table:table-row table:style-name="ro1">
          <table:covered-table-cell table:style-name="ce33"/>
          <table:table-cell table:style-name="ce33"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1" office:value-type="string" calcext:value-type="string">
            <text:p>API Gateway RESTful APIs: Stateless client-server communication</text:p>
            <text:p>API Gateway Websocket: stateful, full-duplex communication between client and server</text:p>
          </table:table-cell>
          <table:table-cell table:style-name="ce21"/>
          <table:table-cell table:number-columns-repeated="1022"/>
        </table:table-row>
        <table:table-row table:style-name="ro1">
          <table:table-cell table:style-name="ce29" office:value-type="string" calcext:value-type="string">
            <text:p>API GATEWAY - API Gateway supports caching. The default TTL value for API caching is 300 seconds (5min). The maximum TTL value is 3600 seconds (60min).</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8"/>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8"/>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8"/>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8"/>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8"/>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8"/>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5" office:value-type="string" calcext:value-type="string">
            <text:p>Commonly used with Quicksight for BI analysis</text:p>
          </table:table-cell>
          <table:table-cell table:style-name="ce5"/>
          <table:table-cell table:number-columns-repeated="1022"/>
        </table:table-row>
        <table:table-row table:style-name="ro1">
          <table:table-cell table:style-name="ce33" office:value-type="string" calcext:value-type="string" table:number-columns-spanned="1" table:number-rows-spanned="4">
            <text:p>Performance improvement</text:p>
          </table:table-cell>
          <table:table-cell table:style-name="ce33" office:value-type="string" calcext:value-type="string">
            <text:p>Use columnar data (Parquet)</text:p>
          </table:table-cell>
          <table:table-cell table:number-columns-repeated="1022"/>
        </table:table-row>
        <table:table-row table:style-name="ro1">
          <table:covered-table-cell table:style-name="ce33"/>
          <table:table-cell table:style-name="ce33" office:value-type="string" calcext:value-type="string">
            <text:p>Compress data</text:p>
          </table:table-cell>
          <table:table-cell table:number-columns-repeated="1022"/>
        </table:table-row>
        <table:table-row table:style-name="ro1">
          <table:covered-table-cell table:style-name="ce33"/>
          <table:table-cell table:style-name="ce33" office:value-type="string" calcext:value-type="string">
            <text:p>Partition datasets in S3</text:p>
          </table:table-cell>
          <table:table-cell table:number-columns-repeated="1022"/>
        </table:table-row>
        <table:table-row table:style-name="ro1">
          <table:covered-table-cell table:style-name="ce33"/>
          <table:table-cell table:style-name="ce33"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8"/>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33" office:value-type="string" calcext:value-type="string">
            <text:p>Columnar storage of data</text:p>
          </table:table-cell>
          <table:table-cell table:style-name="ce33"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33" office:value-type="string" calcext:value-type="string">
            <text:p>Leader node and compute nodes</text:p>
          </table:table-cell>
          <table:table-cell table:style-name="ce33"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33" office:value-type="string" calcext:value-type="string">
            <text:p>Can be configured to automatically transfer snapshots from one region to another</text:p>
          </table:table-cell>
          <table:table-cell table:style-name="ce33" office:value-type="string" calcext:value-type="string">
            <text:p>Yes!</text:p>
          </table:table-cell>
          <table:table-cell table:number-columns-repeated="1022"/>
        </table:table-row>
        <table:table-row table:style-name="ro1">
          <table:table-cell table:style-name="ce5" office:value-type="string" calcext:value-type="string">
            <text:p>Much better to make large inserts</text:p>
          </table:table-cell>
          <table:table-cell table:style-name="ce5" office:value-type="string" calcext:value-type="string">
            <text:p>Yes!</text:p>
          </table:table-cell>
          <table:table-cell table:number-columns-repeated="1022"/>
        </table:table-row>
        <table:table-row table:style-name="ro1">
          <table:table-cell table:style-name="ce33" office:value-type="string" calcext:value-type="string">
            <text:p>Redshift Spectrum</text:p>
          </table:table-cell>
          <table:table-cell table:style-name="ce33"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8"/>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8"/>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3" office:value-type="string" calcext:value-type="string">
            <text:p>Instance purchasing options are…</text:p>
          </table:table-cell>
          <table:table-cell table:style-name="ce13"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8"/>
          <table:table-cell table:number-columns-repeated="1022"/>
        </table:table-row>
        <table:table-row table:style-name="ro1">
          <table:table-cell table:style-name="ce33" office:value-type="string" calcext:value-type="string">
            <text:p>BI Service</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If data is imported into QuickSight, it can use an engine called…</text:p>
          </table:table-cell>
          <table:table-cell table:style-name="ce33"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33" office:value-type="string" calcext:value-type="string">
            <text:p>Define users and groups for QuickSight</text:p>
          </table:table-cell>
          <table:table-cell table:style-name="ce33"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8"/>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Oftenly used to transform data so Athena or Redshift can query it</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Can convert data to Parquet format so Athena can query it better, since Athena gets its performance improved when querying columnar data, which the Parquet format happens to be</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33" office:value-type="string" calcext:value-type="string">
            <text:p>Glue DataBrew</text:p>
          </table:table-cell>
          <table:table-cell table:style-name="ce33" office:value-type="string" calcext:value-type="string">
            <text:p>Clean and normalize data</text:p>
          </table:table-cell>
          <table:table-cell table:number-columns-repeated="1022"/>
        </table:table-row>
        <table:table-row table:style-name="ro1">
          <table:table-cell table:style-name="ce33" office:value-type="string" calcext:value-type="string">
            <text:p>Glue Studio</text:p>
          </table:table-cell>
          <table:table-cell table:style-name="ce33" office:value-type="string" calcext:value-type="string">
            <text:p>GUI to monitor Glue jobs</text:p>
          </table:table-cell>
          <table:table-cell table:number-columns-repeated="1022"/>
        </table:table-row>
        <table:table-row table:style-name="ro1">
          <table:table-cell table:style-name="ce33" office:value-type="string" calcext:value-type="string">
            <text:p>Glue Streaming ETL</text:p>
          </table:table-cell>
          <table:table-cell table:style-name="ce3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8"/>
          <table:table-cell table:number-columns-repeated="1022"/>
        </table:table-row>
        <table:table-row table:style-name="ro1">
          <table:table-cell table:style-name="ce33" office:value-type="string" calcext:value-type="string">
            <text:p>Central place stored on S3 to have data to run analytics on</text:p>
          </table:table-cell>
          <table:table-cell table:style-name="ce33"/>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3" office:value-type="string" calcext:value-type="string">
            <text:p>Users connect to other services, those who internally connect to Lake Formation</text:p>
          </table:table-cell>
          <table:table-cell table:style-name="ce13"/>
          <table:table-cell table:number-columns-repeated="1022"/>
        </table:table-row>
        <table:table-row table:style-name="ro1">
          <table:table-cell table:style-name="ce33" office:value-type="string" calcext:value-type="string">
            <text:p>Centralized permissions</text:p>
          </table:table-cell>
          <table:table-cell table:style-name="ce3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8"/>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8"/>
          <table:table-cell table:number-columns-repeated="1022"/>
        </table:table-row>
        <table:table-row table:style-name="ro1">
          <table:table-cell table:style-name="ce5"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3"/>
          <table:table-cell table:style-name="ce13"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5" office:value-type="string" calcext:value-type="string" table:number-columns-spanned="1" table:number-rows-spanned="2">
            <text:p>Amazon Polly</text:p>
          </table:table-cell>
          <table:table-cell table:style-name="ce13" office:value-type="string" calcext:value-type="string">
            <text:p>Pronounciation customization with Pronounciation lexicon</text:p>
          </table:table-cell>
          <table:table-cell table:number-columns-repeated="1022"/>
        </table:table-row>
        <table:table-row table:style-name="ro1">
          <table:covered-table-cell table:style-name="ce13"/>
          <table:table-cell table:style-name="ce13"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5" office:value-type="string" calcext:value-type="string" table:number-columns-spanned="1" table:number-rows-spanned="2">
            <text:p>Amazon Comprehend </text:p>
          </table:table-cell>
          <table:table-cell table:style-name="ce13" office:value-type="string" calcext:value-type="string">
            <text:p>Used for Natural Language Processing </text:p>
          </table:table-cell>
          <table:table-cell table:number-columns-repeated="1022"/>
        </table:table-row>
        <table:table-row table:style-name="ro1">
          <table:covered-table-cell table:style-name="ce13"/>
          <table:table-cell table:style-name="ce5"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8"/>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8"/>
          <table:table-cell table:number-columns-repeated="1022"/>
        </table:table-row>
        <table:table-row table:style-name="ro1">
          <table:table-cell table:style-name="ce13" office:value-type="string" calcext:value-type="string">
            <text:p>Defaul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Partne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Custom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Archiving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Replay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Schema Registry</text:p>
          </table:table-cell>
          <table:table-cell table:style-name="ce13"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8"/>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5" office:value-type="string" calcext:value-type="string">
            <text:p>When logging events, we can separate Read Events from Write Events</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8"/>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8"/>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3"/>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3"/>
          <table:table-cell table:style-name="ce5"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3"/>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8"/>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8"/>
          <table:table-cell table:number-columns-repeated="1022"/>
        </table:table-row>
        <table:table-row table:style-name="ro1">
          <table:table-cell table:style-name="ce33" office:value-type="string" calcext:value-type="string">
            <text:p>Cognito User Pools</text:p>
          </table:table-cell>
          <table:table-cell table:style-name="ce33" office:value-type="string" calcext:value-type="string">
            <text:p>Sign-in functionality for app users</text:p>
          </table:table-cell>
          <table:table-cell table:number-columns-repeated="1022"/>
        </table:table-row>
        <table:table-row table:style-name="ro1">
          <table:table-cell table:style-name="ce33" office:value-type="string" calcext:value-type="string">
            <text:p>Cognito Identity Pools</text:p>
          </table:table-cell>
          <table:table-cell table:style-name="ce33"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5" office:value-type="string" calcext:value-type="string">
            <text:p>Hability to enable row-level security on DynamoDB to get fine-grained access</text:p>
          </table:table-cell>
          <table:table-cell table:style-name="ce5"/>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8"/>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Permission Sets</text:p>
          </table:table-cell>
          <table:table-cell table:style-name="ce5" office:value-type="string" calcext:value-type="string">
            <text:p>Permissions that define what accounts or 3rd party services an user can access</text:p>
          </table:table-cell>
          <table:table-cell table:number-columns-repeated="1022"/>
        </table:table-row>
        <table:table-row table:style-name="ro1">
          <table:table-cell table:style-name="ce98" office:value-type="string" calcext:value-type="string">
            <text:p>Multi-account permissions</text:p>
          </table:table-cell>
          <table:table-cell table:style-name="ce98"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8" office:value-type="string" calcext:value-type="string">
            <text:p>Application assignment</text:p>
          </table:table-cell>
          <table:table-cell table:style-name="ce9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8"/>
          <table:table-cell table:number-columns-repeated="1022"/>
        </table:table-row>
        <table:table-row table:style-name="ro1">
          <table:table-cell table:style-name="ce33" office:value-type="string" calcext:value-type="string">
            <text:p>AWS Managed Microsoft AD</text:p>
          </table:table-cell>
          <table:table-cell table:style-name="ce33"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33" office:value-type="string" calcext:value-type="string">
            <text:p>AD Connector</text:p>
          </table:table-cell>
          <table:table-cell table:style-name="ce33"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33" office:value-type="string" calcext:value-type="string">
            <text:p>Simple AD</text:p>
          </table:table-cell>
          <table:table-cell table:style-name="ce33"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8"/>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8"/>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Symetric keys (AES-256)</text:p>
          </table:table-cell>
          <table:table-cell table:style-name="ce33" office:value-type="string" calcext:value-type="string">
            <text:p>One key to encrypt/decrypt</text:p>
          </table:table-cell>
          <table:table-cell table:number-columns-repeated="1022"/>
        </table:table-row>
        <table:table-row table:style-name="ro1">
          <table:table-cell table:style-name="ce33" office:value-type="string" calcext:value-type="string">
            <text:p>Assymetric keys (RSA and ECC)</text:p>
          </table:table-cell>
          <table:table-cell table:style-name="ce33"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6">
          <table:table-cell table:style-name="ce33" office:value-type="string" calcext:value-type="string">
            <text:p>Multi-region keys with DynamoDB Global Tables</text:p>
          </table:table-cell>
          <table:table-cell table:style-name="ce33"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33" office:value-type="string" calcext:value-type="string">
            <text:p>Multi-region keys with Global Aurora</text:p>
          </table:table-cell>
          <table:table-cell table:style-name="ce33"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EVERY YEAR when we enable automatic rotation for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8"/>
          <table:table-cell table:number-columns-repeated="1022"/>
        </table:table-row>
        <table:table-row table:style-name="ro1">
          <table:table-cell table:style-name="ce33" office:value-type="string" calcext:value-type="string">
            <text:p>SSM Parameter Store</text:p>
          </table:table-cell>
          <table:table-cell table:style-name="ce33"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5" office:value-type="string" calcext:value-type="string">
            <text:p>SSM Patch manager</text:p>
          </table:table-cell>
          <table:table-cell table:style-name="ce5"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8"/>
          <table:table-cell table:number-columns-repeated="1022"/>
        </table:table-row>
        <table:table-row table:style-name="ro1">
          <table:table-cell table:style-name="ce33" office:value-type="string" calcext:value-type="string">
            <text:p>Stores secrets</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8"/>
          <table:table-cell table:number-columns-repeated="1022"/>
        </table:table-row>
        <table:table-row table:style-name="ro1">
          <table:table-cell table:style-name="ce33" office:value-type="string" calcext:value-type="string">
            <text:p>Used to manage SSL/TLS certificates</text:p>
          </table:table-cell>
          <table:table-cell table:style-name="ce33"/>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8"/>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5" office:value-type="string" calcext:value-type="string">
            <text:p>Setup firewall rules for up to … Ips</text:p>
          </table:table-cell>
          <table:table-cell table:style-name="ce5"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8"/>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8"/>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8"/>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7" office:value-type="string" calcext:value-type="string">
            <text:p><text:span text:style-name="T4">DISABLING</text:span><text:span text:style-name="T5"> GuardDuty service will delete all the found data. </text:span><text:span text:style-name="T6">SUSPENDING</text:span><text:span text:style-name="T7"> the service just stops the verifications, but it doesn’t delete old found data.</text:spa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8"/>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8"/>
          <table:table-cell table:number-columns-repeated="1022"/>
        </table:table-row>
        <table:table-row table:style-name="ro1">
          <table:table-cell table:style-name="ce33" office:value-type="string" calcext:value-type="string">
            <text:p>Identifies PII – personally identifiable information - and sensitive information that might not be protected/encrypted at rest</text:p>
          </table:table-cell>
          <table:table-cell table:style-name="ce3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8"/>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5"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3"/>
          <table:table-cell table:style-name="ce5"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3"/>
          <table:table-cell table:style-name="ce5"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3"/>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3"/>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5"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13"/>
          <table:table-cell table:style-name="ce5" office:value-type="string" calcext:value-type="string">
            <text:p>Usually takes about 1 month to setup</text:p>
          </table:table-cell>
          <table:table-cell table:number-columns-repeated="1022"/>
        </table:table-row>
        <table:table-row table:style-name="ro1">
          <table:covered-table-cell table:style-name="ce13"/>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3"/>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3"/>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3"/>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3"/>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3"/>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13"/>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38"/>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38"/>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3"/>
          <table:table-cell table:style-name="ce13" office:value-type="string" calcext:value-type="string">
            <text:p>Supports IP Multicast (must remember)</text:p>
          </table:table-cell>
          <table:table-cell table:number-columns-repeated="1022"/>
        </table:table-row>
        <table:table-row table:style-name="ro1">
          <table:covered-table-cell table:style-name="ce13"/>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3"/>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9">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8"/>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8"/>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3" office:value-type="string" calcext:value-type="string">
            <text:p>Active<text:span text:style-name="T3"> flow inspection</text:span> to detect intrusion-prone traffic</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8"/>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8"/>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5" office:value-type="string" calcext:value-type="string">
            <text:p>Continuous Database Replication</text:p>
          </table:table-cell>
          <table:table-cell table:style-name="ce5"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8"/>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8"/>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8"/>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8" office:value-type="string" calcext:value-type="string">
            <text:p>AWS Application Discovery Service</text:p>
          </table:table-cell>
          <table:table-cell table:style-name="ce98" office:value-type="string" calcext:value-type="string">
            <text:p>Tracks info about on-prem servers to plan a migration</text:p>
          </table:table-cell>
          <table:table-cell table:number-columns-repeated="1022"/>
        </table:table-row>
        <table:table-row table:style-name="ro1">
          <table:table-cell table:style-name="ce98" office:value-type="string" calcext:value-type="string">
            <text:p>AWS Server Migration Service</text:p>
          </table:table-cell>
          <table:table-cell table:style-name="ce98" office:value-type="string" calcext:value-type="string">
            <text:p>Incremental replication of on-prem servers</text:p>
          </table:table-cell>
          <table:table-cell table:number-columns-repeated="1022"/>
        </table:table-row>
        <table:table-row table:style-name="ro1">
          <table:table-cell table:style-name="ce98" office:value-type="string" calcext:value-type="string">
            <text:p>AWS Application Migration Service</text:p>
          </table:table-cell>
          <table:table-cell table:style-name="ce98"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8"/>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8"/>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8"/>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8"/>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5" office:value-type="string" calcext:value-type="string">
            <text:p>Forecasts for up to 12 months based on previous usage</text:p>
          </table:table-cell>
          <table:table-cell table:style-name="ce5"/>
          <table:table-cell table:number-columns-repeated="1022"/>
        </table:table-row>
        <table:table-row table:style-name="ro1">
          <table:table-cell table:style-name="ce5" office:value-type="string" calcext:value-type="string">
            <text:p>Cost Explorer: Helps us to identify underutilized instances</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8"/>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8"/>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5" office:value-type="string" calcext:value-type="string">
            <text:p>Uses EC2 Instances or Spot Instances</text:p>
          </table:table-cell>
          <table:table-cell table:style-name="ce5"/>
          <table:table-cell table:number-columns-repeated="1022"/>
        </table:table-row>
        <table:table-row table:style-name="ro1">
          <table:table-cell table:style-name="ce5" office:value-type="string" calcext:value-type="string">
            <text:p>Defined as Docker Images and run on ECS</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8"/>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78">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S3 and KDS</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9">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0">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1" office:value-type="string" calcext:value-type="string">
            <text:p>Questão 6 S1</text:p>
          </table:table-cell>
          <table:table-cell table:style-name="ce21"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9" office:value-type="string" calcext:value-type="string">
            <text:p>Questão 26 S1</text:p>
          </table:table-cell>
          <table:table-cell table:style-name="ce29"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1" office:value-type="string" calcext:value-type="string">
            <text:p>Questão 39 S1</text:p>
          </table:table-cell>
          <table:table-cell table:style-name="ce35"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1" office:value-type="string" calcext:value-type="string">
            <text:p>Questão 50 S1</text:p>
          </table:table-cell>
          <table:table-cell table:style-name="ce21" office:value-type="string" calcext:value-type="string">
            <text:p>POST, PUT, etc…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0" table:number-rows-repeated="15">
          <table:table-cell table:number-columns-repeated="1024"/>
        </table:table-row>
        <table:table-row table:style-name="ro10">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EVERY YEAR when we enable automatic rotation for it</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1" office:value-type="string" calcext:value-type="string">
            <text:p>Questão 42 S2</text:p>
          </table:table-cell>
          <table:table-cell table:style-name="ce21"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1" office:value-type="string" calcext:value-type="string">
            <text:p>Questão 44 S2</text:p>
          </table:table-cell>
          <table:table-cell table:style-name="ce35" office:value-type="string" calcext:value-type="string">
            <text:p>DNS hostnames and DNS resolution are required settings for private hosted zones.</text:p>
          </table:table-cell>
          <table:table-cell table:number-columns-repeated="1022"/>
        </table:table-row>
        <table:table-row table:style-name="ro1">
          <table:table-cell table:style-name="ce21" office:value-type="string" calcext:value-type="string">
            <text:p>Questão 48 S2</text:p>
          </table:table-cell>
          <table:table-cell table:style-name="ce21" office:value-type="string" calcext:value-type="string">
            <text:p>Kinesis Data Streams x Kinesis Data Firehose</text:p>
          </table:table-cell>
          <table:table-cell table:number-columns-repeated="1022"/>
        </table:table-row>
        <table:table-row table:style-name="ro1">
          <table:table-cell table:style-name="ce21" office:value-type="string" calcext:value-type="string">
            <text:p>Questão 55 S2</text:p>
          </table:table-cell>
          <table:table-cell table:style-name="ce21" office:value-type="string" calcext:value-type="string">
            <text:p>IAM Permission Boundaries can’t be applied to groups!</text:p>
          </table:table-cell>
          <table:table-cell table:number-columns-repeated="1022"/>
        </table:table-row>
        <table:table-row table:style-name="ro1">
          <table:table-cell table:style-name="ce21" office:value-type="string" calcext:value-type="string">
            <text:p>Questão 63 S2</text:p>
          </table:table-cell>
          <table:table-cell table:style-name="ce21"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1" office:value-type="string" calcext:value-type="string">
            <text:p>Questão 65 S2</text:p>
          </table:table-cell>
          <table:table-cell table:style-name="ce21"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0" table:number-rows-repeated="32">
          <table:table-cell table:number-columns-repeated="1024"/>
        </table:table-row>
        <table:table-row table:style-name="ro10">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1" office:value-type="string" calcext:value-type="string">
            <text:p>Questão 6 S3</text:p>
          </table:table-cell>
          <table:table-cell table:style-name="ce21"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1" office:value-type="string" calcext:value-type="string">
            <text:p>Questão 8 S3</text:p>
          </table:table-cell>
          <table:table-cell table:style-name="ce21"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1" office:value-type="string" calcext:value-type="string">
            <text:p>Questão 10 S3</text:p>
          </table:table-cell>
          <table:table-cell table:style-name="ce35" office:value-type="string" calcext:value-type="string">
            <text:p>DataSync can transfer to Amazon S3, Amazon EFS, Amazon FSx for Windows File Server</text:p>
          </table:table-cell>
          <table:table-cell table:number-columns-repeated="1022"/>
        </table:table-row>
        <table:table-row table:style-name="ro1">
          <table:table-cell table:style-name="ce21" office:value-type="string" calcext:value-type="string">
            <text:p>Questão 14 S3</text:p>
          </table:table-cell>
          <table:table-cell table:style-name="ce21"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62" office:value-type="string" calcext:value-type="string">
            <text:p>Questão 65 S3</text:p>
          </table:table-cell>
          <table:table-cell table:style-name="ce6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0" table:number-rows-repeated="47">
          <table:table-cell table:number-columns-repeated="1024"/>
        </table:table-row>
        <table:table-row table:style-name="ro10">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12 S4</text:p>
          </table:table-cell>
          <table:table-cell table:style-name="ce21"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11">
          <table:table-cell table:style-name="ce29" office:value-type="string" calcext:value-type="string">
            <text:p>Questão 13 S4</text:p>
          </table:table-cell>
          <table:table-cell table:style-name="ce29"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9" office:value-type="string" calcext:value-type="string">
            <text:p>Questão 48 S4</text:p>
          </table:table-cell>
          <table:table-cell table:style-name="ce29"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9" office:value-type="string" calcext:value-type="string">
            <text:p>Questão 49 S4</text:p>
          </table:table-cell>
          <table:table-cell table:style-name="ce29"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9" office:value-type="string" calcext:value-type="string">
            <text:p>Questão 52 S4</text:p>
          </table:table-cell>
          <table:table-cell table:style-name="ce29"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0" table:number-rows-repeated="65">
          <table:table-cell table:number-columns-repeated="1024"/>
        </table:table-row>
        <table:table-row table:style-name="ro10">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9" office:value-type="string" calcext:value-type="string">
            <text:p>Questão 6 S5</text:p>
          </table:table-cell>
          <table:table-cell table:style-name="ce29" office:value-type="string" calcext:value-type="string">
            <text:p>ROUTE 53 – Route 53 failover routing policy is ACTIVE-PASSIVE!</text:p>
          </table:table-cell>
          <table:table-cell table:number-columns-repeated="1022"/>
        </table:table-row>
        <table:table-row table:style-name="ro1">
          <table:table-cell table:style-name="ce29" office:value-type="string" calcext:value-type="string">
            <text:p>Questão 10 S5</text:p>
          </table:table-cell>
          <table:table-cell table:style-name="ce29"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9" office:value-type="string" calcext:value-type="string">
            <text:p>Questão 11 S5</text:p>
          </table:table-cell>
          <table:table-cell table:style-name="ce29"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9" office:value-type="string" calcext:value-type="string">
            <text:p>Questão 23 S5</text:p>
          </table:table-cell>
          <table:table-cell table:style-name="ce29"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1" office:value-type="string" calcext:value-type="string">
            <text:p>Questão 34 S5</text:p>
          </table:table-cell>
          <table:table-cell table:style-name="ce21" office:value-type="string" calcext:value-type="string">
            <text:p>KINESIS DATA FIREHOSE: KDF não pode ter múltiplos consumers, somente 1!</text:p>
          </table:table-cell>
          <table:table-cell table:number-columns-repeated="1022"/>
        </table:table-row>
        <table:table-row table:style-name="ro1">
          <table:table-cell table:style-name="ce21" office:value-type="string" calcext:value-type="string">
            <text:p>Questão 53 S5</text:p>
          </table:table-cell>
          <table:table-cell table:style-name="ce21"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9" office:value-type="string" calcext:value-type="string">
            <text:p>Questão 60 S5</text:p>
          </table:table-cell>
          <table:table-cell table:style-name="ce2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9" office:value-type="string" calcext:value-type="string">
            <text:p>Questão 62 S5</text:p>
          </table:table-cell>
          <table:table-cell table:style-name="ce29" office:value-type="string" calcext:value-type="string">
            <text:p>ELASTICACHE – Redis supports GEOSPATIAL DATA</text:p>
          </table:table-cell>
          <table:table-cell table:number-columns-repeated="1022"/>
        </table:table-row>
        <table:table-row table:style-name="ro1">
          <table:table-cell table:style-name="ce21" office:value-type="string" calcext:value-type="string">
            <text:p>Questão 65 S5</text:p>
          </table:table-cell>
          <table:table-cell table:style-name="ce21"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0" table:number-rows-repeated="70">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06">00/00/0000</text:date>, <text:time style:data-style-name="N2" text:time-value="04:36:16.84112055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06T07:12:35.897264384</dc:date>
    <meta:editing-duration>P1DT17H59M58S</meta:editing-duration>
    <meta:editing-cycles>147</meta:editing-cycles>
    <meta:generator>LibreOffice/7.3.7.2$Linux_X86_64 LibreOffice_project/30$Build-2</meta:generator>
    <meta:document-statistic meta:table-count="7" meta:cell-count="1355" meta:object-count="0"/>
  </office:meta>
</office:document-meta>
</file>